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2" style:family="paragraph" style:parent-style-name="Standard">
      <style:paragraph-properties fo:margin-left="0.25in" fo:margin-right="0in" fo:text-indent="0in" style:auto-text-indent="false"/>
    </style:style>
    <style:style style:name="P3" style:family="paragraph" style:parent-style-name="Standard">
      <style:paragraph-properties fo:margin-left="0.25in" fo:margin-right="0in" fo:text-indent="0in" style:auto-text-indent="false"/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7"/>
    <style:style style:name="P6" style:family="paragraph" style:parent-style-name="List_20_Paragraph" style:list-style-name="WWNum8"/>
    <style:style style:name="P7" style:family="paragraph" style:parent-style-name="List_20_Paragraph" style:list-style-name="WWNum9"/>
    <style:style style:name="P8" style:family="paragraph" style:parent-style-name="List_20_Paragraph" style:list-style-name="WWNum13"/>
    <style:style style:name="P9" style:family="paragraph" style:parent-style-name="List_20_Paragraph" style:list-style-name="WWNum10"/>
    <style:style style:name="P10" style:family="paragraph" style:parent-style-name="List_20_Paragraph" style:list-style-name="WWNum11"/>
    <style:style style:name="P11" style:family="paragraph" style:parent-style-name="List_20_Paragraph">
      <style:text-properties officeooo:rsid="0017189b" officeooo:paragraph-rsid="0017189b"/>
    </style:style>
    <style:style style:name="P12" style:family="paragraph" style:parent-style-name="List_20_Paragraph">
      <style:paragraph-properties fo:margin-left="0.75in" fo:margin-right="0in" fo:text-indent="0in" style:auto-text-indent="false"/>
      <style:text-properties style:font-name="Arial" fo:font-size="12pt" style:font-size-asian="12pt" style:font-name-complex="Arial1" style:font-size-complex="12pt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157ad9" style:font-size-asian="12pt" style:font-name-complex="Arial1" style:font-size-complex="12pt"/>
    </style:style>
    <style:style style:name="T3" style:family="text">
      <style:text-properties style:font-name="Arial" fo:font-size="12pt" officeooo:rsid="0017189b" style:font-size-asian="12pt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oBack"/><text:span text:style-name="T1">CS 3120 Final Exam review</text:span></text:p>
      <text:p text:style-name="P1"/>
      <text:p text:style-name="Standard"><text:span text:style-name="T1">Chapters 7,8, 15, Haskell, 9, activation records 10, ch 12, ch 14 just understand the concept of a logic language (prolog)</text:span></text:p>
      <text:p text:style-name="P1"/>
      <text:p text:style-name="Standard"><text:span text:style-name="T1">A good place to start studying is with the homework assignments. <text:s/>I also recommend looking at the Review questions after each chapter. <text:s/>For programming, we will stick with Haskell. (no Python)</text:span></text:p>
      <text:p text:style-name="P1"/>
      <text:p text:style-name="Standard"><text:span text:style-name="T1">Chapter 7 Expressions and Assignment statements</text:span></text:p>
      <text:p text:style-name="P1"/>
      <text:list xml:id="list4935984607556464147" text:style-name="WWNum7">
        <text:list-item>
          <text:p text:style-name="P5"><text:span text:style-name="T1">Precedence rules with expressions. <text:s/>Know how to evaluate with given rules in right left, left right order.</text:span></text:p>
        </text:list-item>
        <text:list-item>
          <text:p text:style-name="P5"><text:span text:style-name="T1">What is a side effect? (referred to in Ch 7 and ch 9). Be able to give an example of one.</text:span></text:p>
        </text:list-item>
      </text:list>
      <text:p text:style-name="List_20_Paragraph"><text:span text:style-name="T1"/></text:p>
      <text:p text:style-name="List_20_Paragraph"><text:span text:style-name="T1"><text:tab/></text:span><text:span text:style-name="T3">Modifying a global variable within a function in addition to the function <text:tab/>returning a value.</text:span></text:p>
      <text:p text:style-name="List_20_Paragraph"><text:span text:style-name="T1"/></text:p>
      <text:list xml:id="list153410451453651" text:continue-numbering="true" text:style-name="WWNum7">
        <text:list-item>
          <text:p text:style-name="P5"><text:span text:style-name="T1">What is referential transparency – listed here, chapter 9 and chapter 15</text:span></text:p>
        </text:list-item>
      </text:list>
      <text:p text:style-name="List_20_Paragraph"><text:span text:style-name="T1"/></text:p>
      <text:p text:style-name="List_20_Paragraph"><text:span text:style-name="T1"><text:tab/></text:span><text:span text:style-name="T3">In functional programming, the same input value of a function will always <text:tab/>output / return the same value.</text:span></text:p>
      <text:p text:style-name="List_20_Paragraph"><text:span text:style-name="T1"/></text:p>
      <text:list xml:id="list153410469004749" text:continue-numbering="true" text:style-name="WWNum7">
        <text:list-item>
          <text:p text:style-name="P5"><text:span text:style-name="T1">What does it mean if an operator is overloaded? Give an example</text:span></text:p>
        </text:list-item>
      </text:list>
      <text:p text:style-name="List_20_Paragraph"><text:span text:style-name="T1"/></text:p>
      <text:p text:style-name="List_20_Paragraph"><text:span text:style-name="T1"><text:tab/></text:span><text:span text:style-name="T2">SomeClass + SomeClass (with overloaded + actually equals <text:tab/>SomeClass.someValue + SomeClass.someValue)</text:span></text:p>
      <text:p text:style-name="List_20_Paragraph"><text:span text:style-name="T1"/></text:p>
      <text:list xml:id="list153410936305174" text:continue-numbering="true" text:style-name="WWNum7">
        <text:list-item>
          <text:p text:style-name="P5"><text:span text:style-name="T1">What is data type coercion, narrowing and expanding? <text:s/>Be able to give an example </text:span></text:p>
        </text:list-item>
      </text:list>
      <text:p text:style-name="List_20_Paragraph"><text:span text:style-name="T1"/></text:p>
      <text:p text:style-name="List_20_Paragraph"><text:span text:style-name="T1"><text:tab/></text:span><text:span text:style-name="T3">Changing a var from one data type to another</text:span></text:p>
      <text:p text:style-name="List_20_Paragraph"><text:span text:style-name="T3"/></text:p>
      <text:p text:style-name="List_20_Paragraph"><text:span text:style-name="T3"><text:tab/>Narrowing: Changing from float to int (truncate to whole number)</text:span></text:p>
      <text:p text:style-name="List_20_Paragraph"><text:span text:style-name="T3"><text:tab/>Widen<text:tab/></text:span></text:p>
      <text:p text:style-name="List_20_Paragraph"><text:span text:style-name="T3"/></text:p>
      <text:p text:style-name="List_20_Paragraph"><text:span text:style-name="T3"><text:tab/>Widening: Int to long or Single to Double</text:span></text:p>
      <text:p text:style-name="List_20_Paragraph"><text:span text:style-name="T1"/></text:p>
      <text:list xml:id="list153409469333443" text:continue-numbering="true" text:style-name="WWNum7">
        <text:list-item>
          <text:p text:style-name="P5"><text:span text:style-name="T1">What is short circuit evaluation?</text:span></text:p>
        </text:list-item>
      </text:list>
      <text:p text:style-name="List_20_Paragraph"><text:span text:style-name="T1"/></text:p>
      <text:p text:style-name="List_20_Paragraph"><text:span text:style-name="T1"><text:tab/></text:span><text:span text:style-name="T3">In boolean evaluations (A &amp;&amp; B) if A is false, no need to evaluate B</text:span></text:p>
      <text:p text:style-name="List_20_Paragraph"><text:span text:style-name="T3"><text:tab/>Just return false.</text:span></text:p>
      <text:p text:style-name="List_20_Paragraph"><text:span text:style-name="T1"/></text:p>
      <text:list xml:id="list153410211866039" text:continue-numbering="true" text:style-name="WWNum7">
        <text:list-item>
          <text:p text:style-name="P5"><text:soft-page-break/><text:span text:style-name="T1">Know how pre and post operators work in C++ (cnt++/++cnt)</text:span></text:p>
        </text:list-item>
      </text:list>
      <text:p text:style-name="List_20_Paragraph"><text:span text:style-name="T1"/></text:p>
      <text:p text:style-name="P11"><text:span text:style-name="T1"><text:tab/>a = c++; <text:s/>/** Assignment then add one */</text:span></text:p>
      <text:p text:style-name="P11"><text:span text:style-name="T1"><text:tab/>a = ++c; <text:s/>/** Add one then assignment */</text:span></text:p>
      <text:p text:style-name="P1"/>
      <text:p text:style-name="Standard"><text:span text:style-name="T1">Chapter 8 Statement Level Control Structures</text:span></text:p>
      <text:list xml:id="list620544788775527353" text:style-name="WWNum8">
        <text:list-item>
          <text:p text:style-name="P6"><text:span text:style-name="T1">What are the design issues for the various control structures? <text:s/>Be able to name a few for each one.</text:span></text:p>
          <text:list>
            <text:list-item>
              <text:p text:style-name="P6"><text:span text:style-name="T1">Two way selection statements and nested selections– give and example, what are design issues?</text:span></text:p>
            </text:list-item>
            <text:list-item>
              <text:p text:style-name="P6"><text:span text:style-name="T1">Multiple selection statements- design issues and example/issues</text:span></text:p>
            </text:list-item>
            <text:list-item>
              <text:p text:style-name="P6"><text:span text:style-name="T1">Loops counter controlled – design issues. <text:s/>What does C++ allow as opposed to other languages? Be able to explain all the parts – loop control variable, update, etc</text:span></text:p>
            </text:list-item>
            <text:list-item>
              <text:p text:style-name="P6"><text:span text:style-name="T1">Logic loops, do while and while. <text:s/>Be able to give an example in any language</text:span></text:p>
            </text:list-item>
          </text:list>
        </text:list-item>
        <text:list-item>
          <text:p text:style-name="P6"><text:span text:style-name="T1">What is a user control loop mechanism</text:span></text:p>
        </text:list-item>
        <text:list-item>
          <text:p text:style-name="P6"><text:span text:style-name="T1">Why are gotos considered unsafe?</text:span></text:p>
        </text:list-item>
      </text:list>
      <text:p text:style-name="P1"/>
      <text:p text:style-name="Standard"><text:span text:style-name="T1">Chapter 9 Subprograms</text:span></text:p>
      <text:list xml:id="list7053022433265620243" text:style-name="WWNum9">
        <text:list-item>
          <text:p text:style-name="P7"><text:span text:style-name="T1">Basic definitions concerning subprograms – be able to give an example or point out parts</text:span></text:p>
        </text:list-item>
        <text:list-item>
          <text:p text:style-name="P7"><text:span text:style-name="T1">What is the difference between a procedure and a pure function?</text:span></text:p>
        </text:list-item>
        <text:list-item>
          <text:p text:style-name="P7"><text:span text:style-name="T1">Again side effects, give an example of one, why are they to be avoided?</text:span></text:p>
        </text:list-item>
        <text:list-item>
          <text:p text:style-name="P7"><text:span text:style-name="T1">Parameters - Terminology: actual, formal, keyword, default</text:span></text:p>
        </text:list-item>
        <text:list-item>
          <text:p text:style-name="P7"><text:span text:style-name="T1">Local variables static or dynamic, stack or static</text:span></text:p>
        </text:list-item>
        <text:list-item>
          <text:p text:style-name="P7"><text:span text:style-name="T1">Parameter passing: know the difference between and be able to give an example of each: pass-by-value, pass-by-result, pass-by-value-result (copied in/out), pass-by-reference (skip pass by name). <text:s/>Be able to explain how side effects might occur with some of these.</text:span></text:p>
        </text:list-item>
        <text:list-item>
          <text:p text:style-name="P7"><text:span text:style-name="T1">Overloaded subprograms – what does this mean? <text:s/>How can the compiler tell which implementation should be called? </text:span></text:p>
        </text:list-item>
        <text:list-item>
          <text:p text:style-name="P7"><text:span text:style-name="T1">Generic subprograms – what are these? <text:s/>Why are they useful? <text:s/>How are they implemented in C++?</text:span></text:p>
        </text:list-item>
        <text:list-item>
          <text:p text:style-name="P7"><text:span text:style-name="T1">User defined overloaded operators – covered this previously – what are they?</text:span></text:p>
        </text:list-item>
        <text:list-item>
          <text:p text:style-name="P7"><text:span text:style-name="T1">Design issues for functions</text:span></text:p>
        </text:list-item>
        <text:list-item>
          <text:p text:style-name="P7"><text:span text:style-name="T1">Skip coroutines</text:span></text:p>
        </text:list-item>
      </text:list>
      <text:p text:style-name="P3"/>
      <text:p text:style-name="P2"><text:span text:style-name="T1">Chapter 10 activation records – section 10.1-10.3</text:span></text:p>
      <text:p text:style-name="P2"><text:span text:style-name="T1">pages 450-462</text:span></text:p>
      <text:list xml:id="list6234171138134592228" text:style-name="WWNum13">
        <text:list-item>
          <text:p text:style-name="P8"><text:span text:style-name="T1">Support for subroutines – what needs to happen?</text:span></text:p>
        </text:list-item>
        <text:list-item>
          <text:p text:style-name="P8"><text:soft-page-break/><text:span text:style-name="T1">What is an activation record? <text:s/>What is in it? <text:s/>Be able to draw one given a function and its call. <text:s/>Remember dynamic links.</text:span></text:p>
        </text:list-item>
      </text:list>
      <text:p text:style-name="P12"/>
      <text:p text:style-name="P2"><text:span text:style-name="T1">Chapter 15 Functional Languages</text:span></text:p>
      <text:list xml:id="list964883847025984399" text:style-name="WWNum10">
        <text:list-item>
          <text:p text:style-name="P9"><text:span text:style-name="T1">Haskell</text:span></text:p>
        </text:list-item>
        <text:list-item>
          <text:p text:style-name="P9"><text:span text:style-name="T1">What is a functional language, how does it differ from an imperative language? Compare and contrast.</text:span></text:p>
        </text:list-item>
        <text:list-item>
          <text:p text:style-name="P9"><text:span text:style-name="T1">Referential transparency and recursion</text:span></text:p>
        </text:list-item>
        <text:list-item>
          <text:p text:style-name="P9"><text:span text:style-name="T1">Haskell – be able to write functions that use lists, pattern matching, list comprehension, if then else, see slides. <text:s/></text:span></text:p>
        </text:list-item>
        <text:list-item>
          <text:p text:style-name="P9"><text:span text:style-name="T1">What is a function type signature? <text:s/>Be able to write one for a simple function.</text:span></text:p>
        </text:list-item>
      </text:list>
      <text:p text:style-name="P12"/>
      <text:p text:style-name="P1"/>
      <text:p text:style-name="Standard"><text:span text:style-name="T1">Chapter 12 Support for Object Oriented Programming</text:span></text:p>
      <text:list xml:id="list1732141380381805282" text:style-name="WWNum11">
        <text:list-item>
          <text:p text:style-name="P10"><text:span text:style-name="T1">What are the advantages of o-o languages over imperative languages</text:span></text:p>
        </text:list-item>
        <text:list-item>
          <text:p text:style-name="P10"><text:span text:style-name="T1">Inheritance – describe it, derived classes differences from parent class</text:span></text:p>
        </text:list-item>
        <text:list-item>
          <text:p text:style-name="P10"><text:span text:style-name="T1">Design issues for object oriented languages</text:span></text:p>
        </text:list-item>
        <text:list-item>
          <text:p text:style-name="P10"><text:span text:style-name="T1">Type checking and polymorphism, what are these, issues?</text:span></text:p>
        </text:list-item>
        <text:list-item>
          <text:p text:style-name="P10"><text:span text:style-name="T1">Support for o-o languages – public private</text:span></text:p>
        </text:list-item>
        <text:list-item>
          <text:p text:style-name="P10"><text:span text:style-name="T1">Dynamic binding – how does it work?</text:span></text:p>
        </text:list-item>
        <text:list-item>
          <text:p text:style-name="P10"><text:span text:style-name="T1">Abstract classes and pure virtual functions</text:span></text:p>
        </text:list-item>
        <text:list-item>
          <text:p text:style-name="P10"><text:span text:style-name="T1">Support for o-o programming in C++ - look this section over, do not need to look at the other languag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12pt"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n</meta:initial-creator>
    <meta:editing-cycles>3</meta:editing-cycles>
    <meta:print-date>2012-02-09T00:54:00</meta:print-date>
    <meta:creation-date>2015-05-18T02:30:00</meta:creation-date>
    <dc:date>2015-05-19T15:34:08.760000000</dc:date>
    <meta:editing-duration>PT1M19S</meta:editing-duration>
    <meta:generator>LibreOffice/4.4.2.2$Windows_x86 LibreOffice_project/c4c7d32d0d49397cad38d62472b0bc8acff48dd6</meta:generator>
    <meta:document-statistic meta:table-count="0" meta:image-count="0" meta:object-count="0" meta:page-count="3" meta:paragraph-count="61" meta:word-count="716" meta:character-count="4215" meta:non-whitespace-character-count="3550"/>
    <meta:user-defined meta:name="AppVersion">14.0000</meta:user-defined>
    <meta:user-defined meta:name="Company">CSUE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